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8.899cm"/>
    </style:style>
    <style:style style:name="Table1.B" style:family="table-column">
      <style:table-column-properties style:column-width="2.591cm"/>
    </style:style>
    <style:style style:name="Table1.C" style:family="table-column">
      <style:table-column-properties style:column-width="5.5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265cm" table:align="left"/>
    </style:style>
    <style:style style:name="Table2.A" style:family="table-column">
      <style:table-column-properties style:column-width="4.531cm"/>
    </style:style>
    <style:style style:name="Table2.B" style:family="table-column">
      <style:table-column-properties style:column-width="11.73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5.001cm"/>
    </style:style>
    <style:style style:name="Table3.B" style:family="table-column">
      <style:table-column-properties style:column-width="12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size="14pt" style:font-size-asian="14pt" style:font-size-complex="14pt"/>
    </style:style>
    <style:style style:name="P2" style:family="paragraph" style:parent-style-name="Heading_20_2">
      <style:text-properties fo:font-size="14pt" style:font-size-asian="14pt" style:font-size-complex="14pt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P8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" style:family="paragraph" style:parent-style-name="Preformatted_20_Text">
      <style:paragraph-properties fo:margin-left="1cm" fo:margin-right="1cm" fo:margin-top="0cm" fo:margin-bottom="0.499cm" style:contextual-spacing="false" fo:text-indent="0cm" style:auto-text-indent="false" style:writing-mode="lr-tb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/>
    <style:style style:name="P26" style:family="paragraph" style:parent-style-name="Text_20_body" style:list-style-name="L16"/>
    <style:style style:name="P27" style:family="paragraph" style:parent-style-name="Text_20_body" style:list-style-name="L17"/>
    <style:style style:name="P28" style:family="paragraph" style:parent-style-name="Text_20_body" style:list-style-name="L18"/>
    <style:style style:name="P29" style:family="paragraph" style:parent-style-name="Text_20_body" style:list-style-name="L19"/>
    <style:style style:name="P30" style:family="paragraph" style:parent-style-name="Text_20_body" style:list-style-name="L20"/>
    <style:style style:name="T1" style:family="text">
      <style:text-properties officeooo:rsid="0015438c"/>
    </style:style>
    <style:style style:name="T2" style:family="text">
      <style:text-properties officeooo:rsid="00164e9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What is Docker?</text:h>
      <text:list text:style-name="L1">
        <text:list-item>
          <text:p text:style-name="P11">Docker is a <text:span text:style-name="Strong_20_Emphasis">platform for containerization</text:span>.</text:p>
        </text:list-item>
        <text:list-item>
          <text:p text:style-name="P11">A <text:span text:style-name="Strong_20_Emphasis">container</text:span> is like a lightweight, isolated environment that runs your app with all its dependencies.</text:p>
        </text:list-item>
        <text:list-item>
          <text:p text:style-name="P11">Unlike virtual machines, containers share the host system’s kernel → making them faster and lighter.</text:p>
        </text:list-item>
      </text:list>
      <text:h text:style-name="P1" text:outline-level="1"><text:span text:style-name="T1">2</text:span> Docker Basics – Pull, Run, Build, Push (Enhanced)</text:h>
      <text:h text:style-name="P2" text:outline-level="2">1. Docker Image Naming Conventions</text:h>
      <text:p text:style-name="Text_20_body">Docker images usually follow this pattern:</text:p>
      <text:p text:style-name="P4"><text:span text:style-name="Source_20_Text">[HOSTNAME]/[NAMESPACE]/[IMAGE_NAME]:[TAG]</text:span></text:p>
      <text:list text:style-name="L2">
        <text:list-item>
          <text:p text:style-name="P12"><text:span text:style-name="Strong_20_Emphasis">HOSTNAME</text:span> → Registry (optional, defaults to Docker Hub if omitted)</text:p>
          <text:list>
            <text:list-item>
              <text:p text:style-name="P12">Examples: <text:span text:style-name="Source_20_Text">docker.io</text:span>, <text:span text:style-name="Source_20_Text">quay.io</text:span>, <text:span text:style-name="Source_20_Text">gcr.io</text:span></text:p>
            </text:list-item>
          </text:list>
        </text:list-item>
        <text:list-item>
          <text:p text:style-name="P12"><text:span text:style-name="Strong_20_Emphasis">NAMESPACE</text:span> → User or organization (optional)</text:p>
          <text:list>
            <text:list-item>
              <text:p text:style-name="P12">Example: <text:span text:style-name="Source_20_Text">library/postgres</text:span> (official image)</text:p>
            </text:list-item>
          </text:list>
        </text:list-item>
        <text:list-item>
          <text:p text:style-name="P12"><text:span text:style-name="Strong_20_Emphasis">IMAGE_NAME</text:span> → Name of your application or service</text:p>
          <text:list>
            <text:list-item>
              <text:p text:style-name="P12">Example: <text:span text:style-name="Source_20_Text">postgres</text:span>, <text:span text:style-name="Source_20_Text">keycloak</text:span>, <text:span text:style-name="Source_20_Text">my-node-app</text:span></text:p>
            </text:list-item>
          </text:list>
        </text:list-item>
        <text:list-item>
          <text:p text:style-name="P12"><text:span text:style-name="Strong_20_Emphasis">TAG</text:span> → Version or variant of the image (defaults to <text:span text:style-name="Source_20_Text">latest</text:span>)</text:p>
          <text:list>
            <text:list-item>
              <text:p text:style-name="P12">Example: <text:span text:style-name="Source_20_Text">postgres:15</text:span>, <text:span text:style-name="Source_20_Text">keycloak:24.0.1</text:span>, <text:span text:style-name="Source_20_Text">my-node-app:1.0</text:span></text:p>
            </text:list-item>
          </text:list>
        </text:list-item>
      </text:list>
      <text:p text:style-name="Text_20_body"><text:span text:style-name="Strong_20_Emphasis">Examples:</text:span></text:p>
      <text:list text:style-name="L3">
        <text:list-item>
          <text:p text:style-name="P13"><text:span text:style-name="Source_20_Text">postgres:15</text:span> → Official Postgres image version 15 from Docker Hub</text:p>
        </text:list-item>
        <text:list-item>
          <text:p text:style-name="P13"><text:span text:style-name="Source_20_Text">quay.io/keycloak/keycloak:24.0.1</text:span> → Keycloak image hosted on Quay.io</text:p>
        </text:list-item>
      </text:list>
      <text:p text:style-name="Horizontal_20_Line"/>
      <text:h text:style-name="Heading_20_2" text:outline-level="2">2. Pull an Image (from Registry to Local Machine)</text:h>
      <text:p text:style-name="P4"><text:span text:style-name="Source_20_Text">docker pull postgres:15</text:span></text:p>
      <text:list text:style-name="L4">
        <text:list-item>
          <text:p text:style-name="P14">Pulls all image layers from the registry to <text:span text:style-name="Strong_20_Emphasis">local Docker cache</text:span>.</text:p>
        </text:list-item>
        <text:list-item>
          <text:p text:style-name="P14">No Dockerfile is created locally when pulling an image.</text:p>
        </text:list-item>
      </text:list>
      <text:p text:style-name="Horizontal_20_Line"/>
      <text:h text:style-name="Heading_20_2" text:outline-level="2">3. Run a Container from Image</text:h>
      <text:p text:style-name="P3"><text:span text:style-name="Source_20_Text">docker run -d \</text:span></text:p>
      <text:p text:style-name="P5"><text:span text:style-name="Source_20_Text"><text:s text:c="2"/>--name my-postgres \</text:span></text:p>
      <text:p text:style-name="P5"><text:span text:style-name="Source_20_Text"><text:s text:c="2"/>-e POSTGRES_PASSWORD=admin \</text:span></text:p>
      <text:p text:style-name="P5"><text:soft-page-break/><text:span text:style-name="Source_20_Text"><text:s text:c="2"/>-v postgres_data:/var/lib/postgresql/data \</text:span></text:p>
      <text:p text:style-name="P5"><text:span text:style-name="Source_20_Text"><text:s text:c="2"/>-p 5400:5432 \</text:span></text:p>
      <text:p text:style-name="P6"><text:span text:style-name="Source_20_Text"><text:s text:c="2"/>postgres:15</text:span></text:p>
      <text:list text:style-name="L5">
        <text:list-item>
          <text:p text:style-name="P15"><text:span text:style-name="Source_20_Text">-v postgres_data:/var/lib/postgresql/data</text:span> → Mounts a <text:span text:style-name="Strong_20_Emphasis">volume</text:span>.</text:p>
        </text:list-item>
      </text:list>
      <text:h text:style-name="Heading_20_3" text:outline-level="3">🔹 Where volumes are stored</text:h>
      <text:list text:style-name="L6">
        <text:list-item>
          <text:p text:style-name="P16">By default, Docker stores volumes in:</text:p>
          <text:p text:style-name="P8"><text:span text:style-name="Source_20_Text">/var/lib/docker/volumes/&lt;VOLUME_NAME&gt;/_data</text:span></text:p>
        </text:list-item>
        <text:list-item>
          <text:p text:style-name="P16">In this case:</text:p>
          <text:p text:style-name="P8"><text:span text:style-name="Source_20_Text">/var/lib/docker/volumes/postgres_data/_data</text:span></text:p>
        </text:list-item>
        <text:list-item>
          <text:p text:style-name="P16">Volumes <text:span text:style-name="Strong_20_Emphasis">persist data</text:span> outside the container, so it is safe if the container is removed.</text:p>
        </text:list-item>
      </text:list>
      <text:p text:style-name="Horizontal_20_Line"/>
      <text:h text:style-name="Heading_20_2" text:outline-level="2">4. Create Your Own Image (Dockerfile)</text:h>
      <text:h text:style-name="Heading_20_3" text:outline-level="3">Example: <text:span text:style-name="Source_20_Text">Dockerfile</text:span></text:h>
      <text:p text:style-name="P3"><text:span text:style-name="Source_20_Text">FROM node:18</text:span></text:p>
      <text:p text:style-name="P5"><text:span text:style-name="Source_20_Text">WORKDIR /app</text:span></text:p>
      <text:p text:style-name="P5"><text:span text:style-name="Source_20_Text">COPY package*.json ./</text:span></text:p>
      <text:p text:style-name="P5"><text:span text:style-name="Source_20_Text">RUN npm install</text:span></text:p>
      <text:p text:style-name="P5"><text:span text:style-name="Source_20_Text">COPY . .</text:span></text:p>
      <text:p text:style-name="P5"><text:span text:style-name="Source_20_Text">EXPOSE 3000</text:span></text:p>
      <text:p text:style-name="P6"><text:span text:style-name="Source_20_Text">CMD ["npm", "start"]</text:span></text:p>
      <text:h text:style-name="Heading_20_3" text:outline-level="3">Build your image</text:h>
      <text:p text:style-name="P4"><text:span text:style-name="Source_20_Text">docker build -t my-node-app:1.0 .</text:span></text:p>
      <text:p text:style-name="Horizontal_20_Line"/>
      <text:h text:style-name="Heading_20_2" text:outline-level="2">5. Push Image to Registry</text:h>
      <text:p text:style-name="P3"><text:span text:style-name="Source_20_Text">docker login</text:span></text:p>
      <text:p text:style-name="P5"><text:span text:style-name="Source_20_Text">docker tag my-node-app:1.0 mydockerhubuser/my-node-app:1.0</text:span></text:p>
      <text:p text:style-name="P6"><text:span text:style-name="Source_20_Text">docker push mydockerhubuser/my-node-app:1.0</text:span></text:p>
      <text:p text:style-name="Horizontal_20_Line"/>
      <text:h text:style-name="Heading_20_2" text:outline-level="2">6. Docker Flow Diagram (Text-Based)</text:h>
      <text:p text:style-name="P3"><text:span text:style-name="Source_20_Text"><text:s text:c="9"/>+------------------------------+</text:span></text:p>
      <text:p text:style-name="P5"><text:span text:style-name="Source_20_Text"><text:s text:c="9"/>| <text:s text:c="7"/>Docker Registry <text:s text:c="6"/>|</text:span></text:p>
      <text:p text:style-name="P5"><text:span text:style-name="Source_20_Text"><text:s text:c="9"/>| (Docker Hub, Quay, AWS ECR) |</text:span></text:p>
      <text:p text:style-name="P5"><text:span text:style-name="Source_20_Text"><text:s text:c="9"/>+------------------------------+</text:span></text:p>
      <text:p text:style-name="P5"><text:span text:style-name="Source_20_Text"><text:s text:c="12"/>^ <text:s text:c="9"/>| <text:s text:c="9"/>|</text:span></text:p>
      <text:p text:style-name="P5"><text:span text:style-name="Source_20_Text"><text:s text:c="3"/>docker pull <text:s text:c="2"/>docker push <text:s text:c="2"/>docker login</text:span></text:p>
      <text:p text:style-name="P5"><text:span text:style-name="Source_20_Text"><text:s text:c="12"/>| <text:s text:c="9"/>v</text:span></text:p>
      <text:p text:style-name="P5"><text:span text:style-name="Source_20_Text"><text:s text:c="9"/>+------------------------------+</text:span></text:p>
      <text:p text:style-name="P5"><text:span text:style-name="Source_20_Text"><text:s text:c="9"/>| <text:s text:c="6"/>Local Image Cache <text:s text:c="5"/>|</text:span></text:p>
      <text:p text:style-name="P5"><text:soft-page-break/><text:span text:style-name="Source_20_Text"><text:s text:c="9"/>| <text:s/>(Layers stored on system) <text:s/>|</text:span></text:p>
      <text:p text:style-name="P5"><text:span text:style-name="Source_20_Text"><text:s text:c="9"/>+------------------------------+</text:span></text:p>
      <text:p text:style-name="P5"><text:span text:style-name="Source_20_Text"><text:s text:c="21"/>|</text:span></text:p>
      <text:p text:style-name="P5"><text:span text:style-name="Source_20_Text"><text:s text:c="13"/>docker run / build</text:span></text:p>
      <text:p text:style-name="P5"><text:span text:style-name="Source_20_Text"><text:s text:c="21"/>|</text:span></text:p>
      <text:p text:style-name="P5"><text:span text:style-name="Source_20_Text"><text:s text:c="9"/>+------------------------------+</text:span></text:p>
      <text:p text:style-name="P5"><text:span text:style-name="Source_20_Text"><text:s text:c="9"/>| <text:s text:c="8"/>Container <text:s text:c="11"/>|</text:span></text:p>
      <text:p text:style-name="P5"><text:span text:style-name="Source_20_Text"><text:s text:c="9"/>| <text:s/>Running instance of image <text:s text:c="2"/>|</text:span></text:p>
      <text:p text:style-name="P5"><text:span text:style-name="Source_20_Text"><text:s text:c="9"/>| <text:s/>Has writable layer <text:s text:c="9"/>|</text:span></text:p>
      <text:p text:style-name="P5"><text:span text:style-name="Source_20_Text"><text:s text:c="9"/>| <text:s/>Uses volumes for data <text:s text:c="6"/>|</text:span></text:p>
      <text:p text:style-name="P5"><text:span text:style-name="Source_20_Text"><text:s text:c="9"/>+------------------------------+</text:span></text:p>
      <text:p text:style-name="P5"><text:span text:style-name="Source_20_Text"><text:s text:c="21"/>|</text:span></text:p>
      <text:p text:style-name="P5"><text:span text:style-name="Source_20_Text"><text:s text:c="9"/>+------------------------------+</text:span></text:p>
      <text:p text:style-name="P5"><text:span text:style-name="Source_20_Text"><text:s text:c="9"/>| <text:s text:c="8"/>Volume <text:s text:c="14"/>|</text:span></text:p>
      <text:p text:style-name="P5"><text:span text:style-name="Source_20_Text"><text:s text:c="9"/>| <text:s/>Host path: /var/lib/docker/ |</text:span></text:p>
      <text:p text:style-name="P5"><text:span text:style-name="Source_20_Text"><text:s text:c="9"/>| <text:s/>volumes/&lt;VOLUME_NAME&gt;/_data|</text:span></text:p>
      <text:p text:style-name="P6"><text:span text:style-name="Source_20_Text"><text:s text:c="9"/>+------------------------------+</text:span></text:p>
      <text:p text:style-name="Horizontal_20_Line"/>
      <text:p text:style-name="Text_20_body">✅ <text:span text:style-name="Strong_20_Emphasis">Summary</text:span></text:p>
      <text:list text:style-name="L7">
        <text:list-item>
          <text:p text:style-name="P17">Images have <text:span text:style-name="Strong_20_Emphasis">name, tag, and optional registry/namespace</text:span>.</text:p>
        </text:list-item>
        <text:list-item>
          <text:p text:style-name="P17">Volumes store <text:span text:style-name="Strong_20_Emphasis">persistent data</text:span> outside containers in <text:span text:style-name="Source_20_Text">/var/lib/docker/volumes</text:span>.</text:p>
        </text:list-item>
        <text:list-item>
          <text:p text:style-name="P17">Pull → Run → Build → Push → Volumes → Network → Compose are the core concepts.</text:p>
        </text:list-item>
      </text:list>
      <text:h text:style-name="Heading_20_2" text:outline-level="2"><text:span text:style-name="T2">7</text:span>. Volumes &amp; Paths</text:h>
      <text:h text:style-name="Heading_20_3" text:outline-level="3">Syntax</text:h>
      <text:p text:style-name="P4"><text:span text:style-name="Source_20_Text">-v &lt;volume_name&gt;:&lt;container_path&gt;</text:span></text:p>
      <text:list text:style-name="L8">
        <text:list-item>
          <text:p text:style-name="P18"><text:span text:style-name="Strong_20_Emphasis">Named Volume</text:span>: <text:span text:style-name="Source_20_Text">postgres_data:/var/lib/postgresql/data</text:span></text:p>
          <text:list>
            <text:list-item>
              <text:p text:style-name="P18">Docker stores it at: <text:span text:style-name="Source_20_Text">/var/lib/docker/volumes/postgres_data/_data</text:span></text:p>
            </text:list-item>
            <text:list-item>
              <text:p text:style-name="P18">Container sees it at <text:span text:style-name="Source_20_Text">/var/lib/postgresql/data</text:span> (required by Postgres).</text:p>
            </text:list-item>
          </text:list>
        </text:list-item>
        <text:list-item>
          <text:p text:style-name="P18"><text:span text:style-name="Strong_20_Emphasis">Bind Mount (custom host path)</text:span>: <text:span text:style-name="Source_20_Text">/home/admin/desktop/data:/var/lib/postgresql/data</text:span></text:p>
          <text:list>
            <text:list-item>
              <text:p text:style-name="P18">Container sees same path internally.</text:p>
            </text:list-item>
            <text:list-item>
              <text:p text:style-name="P18">Host directory is chosen by you.</text:p>
            </text:list-item>
          </text:list>
        </text:list-item>
      </text:list>
      <text:p text:style-name="Text_20_body"><text:span text:style-name="Strong_20_Emphasis">Key Points:</text:span></text:p>
      <text:list text:style-name="L9">
        <text:list-item>
          <text:p text:style-name="P19"><text:span text:style-name="Strong_20_Emphasis">Host path</text:span> → flexible.</text:p>
        </text:list-item>
        <text:list-item>
          <text:p text:style-name="P19"><text:span text:style-name="Strong_20_Emphasis">Container path</text:span> → usually fixed by the application.</text:p>
        </text:list-item>
        <text:list-item>
          <text:p text:style-name="P19"><text:span text:style-name="Strong_20_Emphasis">Named volumes</text:span> → Docker-managed storage, portable, safe.</text:p>
        </text:list-item>
        <text:list-item>
          <text:p text:style-name="P19"><text:span text:style-name="Strong_20_Emphasis">Bind mounts</text:span> → You control exact host folder.</text:p>
        </text:list-item>
      </text:list>
      <text:h text:style-name="Heading_20_3" text:outline-level="3"><text:soft-page-break/>Image → Container → Volume</text:h>
      <text:p text:style-name="P3"><text:span text:style-name="Source_20_Text"><text:s/>Docker Volume (named) <text:s text:c="8"/>Container</text:span></text:p>
      <text:p text:style-name="P5"><text:span text:style-name="Source_20_Text">+------------------------+ <text:s text:c="3"/>+--------------------------+</text:span></text:p>
      <text:p text:style-name="P5"><text:span text:style-name="Source_20_Text">| Volume: postgres_data <text:s/>|&lt;-&gt; | /var/lib/postgresql/data |</text:span></text:p>
      <text:p text:style-name="P5"><text:span text:style-name="Source_20_Text">| Host path: /var/lib/docker/volumes/postgres_data/_data |</text:span></text:p>
      <text:p text:style-name="P6"><text:span text:style-name="Source_20_Text">+------------------------+ <text:s text:c="3"/>+--------------------------+</text:span></text:p>
      <text:p text:style-name="Standard"><text:span text:style-name="T2">Note: </text:span>Backslash <text:span text:style-name="Source_20_Text">\</text:span>: used to break commands into multiple lines for readability.</text:p>
      <text:p text:style-name="Standard"/>
      <text:h text:style-name="Heading_20_1" text:outline-level="1">Docker Run Command Structure - Complete Guide</text:h>
      <text:h text:style-name="Heading_20_2" text:outline-level="2">1. Shell Command Structure</text:h>
      <text:p text:style-name="Text_20_body">In Linux/Unix shells, a command is generally structured as:</text:p>
      <text:p text:style-name="Text_20_body">COMMAND [SUBCOMMAND] [OPTIONS/FLAGS] [ARGUMENTS]</text:p>
      <text:list text:style-name="L10">
        <text:list-item>
          <text:p text:style-name="P20"><text:span text:style-name="Source_20_Text">COMMAND</text:span> → main executable (e.g., <text:span text:style-name="Source_20_Text">docker</text:span>)</text:p>
        </text:list-item>
        <text:list-item>
          <text:p text:style-name="P20"><text:span text:style-name="Source_20_Text">SUBCOMMAND</text:span> → specific operation (e.g., <text:span text:style-name="Source_20_Text">run</text:span>, <text:span text:style-name="Source_20_Text">build</text:span>, <text:span text:style-name="Source_20_Text">push</text:span>)</text:p>
        </text:list-item>
        <text:list-item>
          <text:p text:style-name="P20"><text:span text:style-name="Source_20_Text">OPTIONS/FLAGS</text:span> → modify behavior (usually start with <text:span text:style-name="Source_20_Text">-</text:span> or <text:span text:style-name="Source_20_Text">--</text:span>)</text:p>
        </text:list-item>
        <text:list-item>
          <text:p text:style-name="P20"><text:span text:style-name="Source_20_Text">ARGUMENTS</text:span> → values provided to either the subcommand or the main command</text:p>
        </text:list-item>
      </text:list>
      <text:p text:style-name="Horizontal_20_Line"/>
      <text:h text:style-name="Heading_20_2" text:outline-level="2">2. Docker Run Syntax</text:h>
      <text:p text:style-name="Text_20_body">docker run [OPTIONS] IMAGE [COMMAND] [ARG...]</text:p>
      <text:list text:style-name="L11">
        <text:list-item>
          <text:p text:style-name="P21"><text:span text:style-name="Source_20_Text">OPTIONS</text:span> → flags like <text:span text:style-name="Source_20_Text">-d</text:span>, <text:span text:style-name="Source_20_Text">--name</text:span>, <text:span text:style-name="Source_20_Text">-e</text:span>, <text:span text:style-name="Source_20_Text">-v</text:span>, <text:span text:style-name="Source_20_Text">-p</text:span></text:p>
        </text:list-item>
        <text:list-item>
          <text:p text:style-name="P21"><text:span text:style-name="Source_20_Text">IMAGE</text:span> → Docker image to instantiate (e.g., <text:span text:style-name="Source_20_Text">postgres:15</text:span>)</text:p>
        </text:list-item>
        <text:list-item>
          <text:p text:style-name="P21"><text:span text:style-name="Source_20_Text">COMMAND [ARG...]</text:span> → optional command and arguments that override the image’s default CMD</text:p>
        </text:list-item>
      </text:list>
      <text:p text:style-name="Horizontal_20_Line"/>
      <text:h text:style-name="Heading_20_2" text:outline-level="2">3. Example Explained</text:h>
      <text:p text:style-name="P7">docker run -d \</text:p>
      <text:p text:style-name="P7">--name my-postgres \</text:p>
      <text:p text:style-name="P7">-e POSTGRES_PASSWORD=admin \</text:p>
      <text:p text:style-name="P7">-v postgres_data:/var/lib/postgresql/data \</text:p>
      <text:p text:style-name="P7">-p 5400:5432 \</text:p>
      <text:p text:style-name="P7">postgres:15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Token</text:p>
          </table:table-cell>
          <table:table-cell table:style-name="Table1.A1" office:value-type="string">
            <text:p text:style-name="Table_20_Heading">Type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>
          <table:table-cell table:style-name="Table1.A1" office:value-type="string">
            <text:p text:style-name="Table_20_Contents"><text:span text:style-name="Source_20_Text">docker</text:span></text:p>
          </table:table-cell>
          <table:table-cell table:style-name="Table1.A1" office:value-type="string">
            <text:p text:style-name="Table_20_Contents">command</text:p>
          </table:table-cell>
          <table:table-cell table:style-name="Table1.A1" office:value-type="string">
            <text:p text:style-name="Table_20_Contents">Main executable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run</text:span></text:p>
          </table:table-cell>
          <table:table-cell table:style-name="Table1.A1" office:value-type="string">
            <text:p text:style-name="Table_20_Contents">subcommand</text:p>
          </table:table-cell>
          <table:table-cell table:style-name="Table1.A1" office:value-type="string">
            <text:p text:style-name="Table_20_Contents">Start a container</text:p>
          </table:table-cell>
        </table:table-row>
        <table:table-row>
          <table:table-cell table:style-name="Table1.A1" office:value-type="string">
            <text:p text:style-name="Table_20_Contents"><text:span text:style-name="Source_20_Text">-d</text:span></text:p>
          </table:table-cell>
          <table:table-cell table:style-name="Table1.A1" office:value-type="string">
            <text:p text:style-name="Table_20_Contents">option</text:p>
          </table:table-cell>
          <table:table-cell table:style-name="Table1.A1" office:value-type="string">
            <text:p text:style-name="Table_20_Contents">Detached mode (background)</text:p>
          </table:table-cell>
        </table:table-row>
        <table:table-row>
          <table:table-cell table:style-name="Table1.A1" office:value-type="string">
            <text:p text:style-name="Table_20_Contents"><text:span text:style-name="Source_20_Text">--name my-postgres</text:span></text:p>
          </table:table-cell>
          <table:table-cell table:style-name="Table1.A1" office:value-type="string">
            <text:p text:style-name="Table_20_Contents">option + value</text:p>
          </table:table-cell>
          <table:table-cell table:style-name="Table1.A1" office:value-type="string">
            <text:p text:style-name="Table_20_Contents">Assigns container name</text:p>
          </table:table-cell>
        </table:table-row>
        <table:table-row>
          <table:table-cell table:style-name="Table1.A1" office:value-type="string">
            <text:p text:style-name="Table_20_Contents"><text:span text:style-name="Source_20_Text">-e POSTGRES_PASSWORD=admin</text:span></text:p>
          </table:table-cell>
          <table:table-cell table:style-name="Table1.A1" office:value-type="string">
            <text:p text:style-name="Table_20_Contents">option + value</text:p>
          </table:table-cell>
          <table:table-cell table:style-name="Table1.A1" office:value-type="string">
            <text:p text:style-name="Table_20_Contents">Set env variable inside container</text:p>
          </table:table-cell>
        </table:table-row>
        <table:table-row>
          <table:table-cell table:style-name="Table1.A1" office:value-type="string">
            <text:p text:style-name="Table_20_Contents"><text:span text:style-name="Source_20_Text">-v postgres_data:/var/lib/postgresql/data</text:span></text:p>
          </table:table-cell>
          <table:table-cell table:style-name="Table1.A1" office:value-type="string">
            <text:p text:style-name="Table_20_Contents">option + value</text:p>
          </table:table-cell>
          <table:table-cell table:style-name="Table1.A1" office:value-type="string">
            <text:p text:style-name="Table_20_Contents">Volume mount for persistent storage</text:p>
          </table:table-cell>
        </table:table-row>
        <table:table-row>
          <table:table-cell table:style-name="Table1.A1" office:value-type="string">
            <text:p text:style-name="Table_20_Contents"><text:span text:style-name="Source_20_Text">-p 5400:5432</text:span></text:p>
          </table:table-cell>
          <table:table-cell table:style-name="Table1.A1" office:value-type="string">
            <text:p text:style-name="Table_20_Contents">option + value</text:p>
          </table:table-cell>
          <table:table-cell table:style-name="Table1.A1" office:value-type="string">
            <text:p text:style-name="Table_20_Contents">Host port mapp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postgres:15</text:span></text:p>
          </table:table-cell>
          <table:table-cell table:style-name="Table1.A1" office:value-type="string">
            <text:p text:style-name="Table_20_Contents">argument</text:p>
          </table:table-cell>
          <table:table-cell table:style-name="Table1.A1" office:value-type="string">
            <text:p text:style-name="Table_20_Contents">Docker image to use</text:p>
          </table:table-cell>
        </table:table-row>
      </table:table>
      <text:p text:style-name="Text_20_body"><text:span text:style-name="Strong_20_Emphasis">Notes:</text:span></text:p>
      <text:list text:style-name="L12">
        <text:list-item>
          <text:p text:style-name="P22"><text:span text:style-name="Source_20_Text">\</text:span> → line continuation character, allows splitting long commands into multiple lines.</text:p>
        </text:list-item>
        <text:list-item>
          <text:p text:style-name="P22">Options must appear <text:span text:style-name="Strong_20_Emphasis">before</text:span> the image. Anything after the image is treated as the <text:span text:style-name="Strong_20_Emphasis">command inside the container</text:span>.</text:p>
        </text:list-item>
      </text:list>
      <text:p text:style-name="Horizontal_20_Line"/>
      <text:h text:style-name="Heading_20_2" text:outline-level="2">4. Subcommands and Values</text:h>
      <text:list text:style-name="L13">
        <text:list-item>
          <text:p text:style-name="P23">Subcommands can take values. Example:</text:p>
        </text:list-item>
      </text:list>
      <text:p text:style-name="Text_20_body">docker run -e POSTGRES_PASSWORD=admin postgres:15 postgres -c 'max_connections=200'</text:p>
      <text:list text:style-name="L14">
        <text:list-item>
          <text:p text:style-name="P24">Here, <text:span text:style-name="Source_20_Text">postgres:15</text:span> is the image (first positional argument), and <text:span text:style-name="Source_20_Text">postgres -c 'max_connections=200'</text:span> is the command with flags inside the container.</text:p>
        </text:list-item>
        <text:list-item>
          <text:p text:style-name="P24">Docker <text:span text:style-name="Strong_20_Emphasis">does not parse command flags</text:span>; it simply passes them to the container.</text:p>
        </text:list-item>
      </text:list>
      <text:p text:style-name="Horizontal_20_Line"/>
      <text:h text:style-name="Heading_20_2" text:outline-level="2">5. Why Flag Order Matters</text:h>
      <text:list text:style-name="L15">
        <text:list-item>
          <text:p text:style-name="P25">Docker options <text:span text:style-name="Strong_20_Emphasis">must come before the image</text:span>.</text:p>
        </text:list-item>
        <text:list-item>
          <text:p text:style-name="P25">Everything <text:span text:style-name="Strong_20_Emphasis">after the image</text:span> is treated as the container’s command.</text:p>
        </text:list-item>
        <text:list-item>
          <text:p text:style-name="P25">Example of wrong order:</text:p>
        </text:list-item>
      </text:list>
      <text:p text:style-name="Text_20_body">docker run postgres:15 -d --name my-postgres</text:p>
      <text:list text:style-name="L16">
        <text:list-item>
          <text:p text:style-name="P26">Here, <text:span text:style-name="Source_20_Text">-d</text:span> and <text:span text:style-name="Source_20_Text">--name</text:span> are interpreted as part of the container command, not Docker options → may cause errors.</text:p>
        </text:list-item>
      </text:list>
      <text:p text:style-name="Horizontal_20_Line"/>
      <text:h text:style-name="Heading_20_2" text:outline-level="2">6. Diagram: Docker Run Anatomy</text:h>
      <text:p text:style-name="P7">docker run [OPTIONS/FLAGS] IMAGE [COMMAND + ARGS]</text:p>
      <text:p text:style-name="P7"/>
      <text:p text:style-name="P7">Example:</text:p>
      <text:p text:style-name="P7"><text:soft-page-break/>docker run -d --name my-postgres -e POSTGRES_PASSWORD=admin postgres:15 postgres -c 'max_connections=200'</text:p>
      <text:p text:style-name="P7"/>
      <text:p text:style-name="P7">Docker options: -d, --name my-postgres, -e POSTGRES_PASSWORD=admin</text:p>
      <text:p text:style-name="P7">Image: postgres:15</text:p>
      <text:p text:style-name="P7">Command inside container: postgres -c 'max_connections=200'</text:p>
      <text:p text:style-name="Horizontal_20_Line"/>
      <text:h text:style-name="Heading_20_2" text:outline-level="2">7. Key Takeaways</text:h>
      <text:list text:style-name="L17">
        <text:list-item>
          <text:p text:style-name="P27">Docker (and most CLI tools) are <text:span text:style-name="Strong_20_Emphasis">order-sensitive</text:span>.</text:p>
        </text:list-item>
        <text:list-item>
          <text:p text:style-name="P27">Options/flags configure Docker/container behavior and must come <text:span text:style-name="Strong_20_Emphasis">before the image</text:span>.</text:p>
        </text:list-item>
        <text:list-item>
          <text:p text:style-name="P27">The first token that is not a flag is considered the <text:span text:style-name="Strong_20_Emphasis">image</text:span>.</text:p>
        </text:list-item>
        <text:list-item>
          <text:p text:style-name="P27">Anything after the image is the <text:span text:style-name="Strong_20_Emphasis">command and arguments</text:span> passed to the container.</text:p>
        </text:list-item>
        <text:list-item>
          <text:p text:style-name="P27">Command flags are <text:span text:style-name="Strong_20_Emphasis">different from Docker flags</text:span>; they affect the process inside the container.</text:p>
        </text:list-item>
      </text:list>
      <text:p text:style-name="Horizontal_20_Line"/>
      <text:p text:style-name="Text_20_body">This document summarizes <text:span text:style-name="Strong_20_Emphasis">how the shell parses docker run commands, subcommands, flags, values, and container commands</text:span>.</text:p>
      <text:p text:style-name="Standard"/>
      <text:p text:style-name="Standard"/>
      <text:h text:style-name="Heading_20_2" text:outline-level="2">1️⃣ <text:span text:style-name="Source_20_Text">docker exec</text:span> structure</text:h>
      <text:p text:style-name="P4"><text:span text:style-name="Source_20_Text">docker exec [OPTIONS] CONTAINER COMMAND [ARG...]</text:span></text:p>
      <text:list text:style-name="L18">
        <text:list-item>
          <text:p text:style-name="P28"><text:span text:style-name="Strong_20_Emphasis">CONTAINER</text:span> → the name or ID of the container you want to run the command in.</text:p>
        </text:list-item>
        <text:list-item>
          <text:p text:style-name="P28"><text:span text:style-name="Strong_20_Emphasis">COMMAND</text:span> → the command to execute inside the container (<text:span text:style-name="Source_20_Text">psql</text:span> in your case).</text:p>
        </text:list-item>
        <text:list-item>
          <text:p text:style-name="P28"><text:span text:style-name="Strong_20_Emphasis">ARG...</text:span> → optional arguments for the command inside the container (<text:span text:style-name="Source_20_Text">-U admin -d auth_db</text:span>).</text:p>
        </text:list-item>
        <text:list-item>
          <text:p text:style-name="P28"><text:span text:style-name="Strong_20_Emphasis">OPTIONS</text:span> → flags that modify how the command runs, e.g., <text:span text:style-name="Source_20_Text">-i</text:span>, <text:span text:style-name="Source_20_Text">-t</text:span>.</text:p>
        </text:list-item>
      </text:list>
      <text:p text:style-name="Horizontal_20_Line"/>
      <text:h text:style-name="Heading_20_3" text:outline-level="3">2️⃣ Common options used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Option</text:p>
            </table:table-cell>
            <table:table-cell table:style-name="Table2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-i, --interactive</text:span></text:p>
          </table:table-cell>
          <table:table-cell table:style-name="Table2.A1" office:value-type="string">
            <text:p text:style-name="Table_20_Contents">Keep STDIN open so you can type in the contain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-t, --tty</text:span></text:p>
          </table:table-cell>
          <table:table-cell table:style-name="Table2.A1" office:value-type="string">
            <text:p text:style-name="Table_20_Contents">Allocate a pseudo-TTY, needed for interactive programs like <text:span text:style-name="Source_20_Text">psql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-u, --user</text:span></text:p>
          </table:table-cell>
          <table:table-cell table:style-name="Table2.A1" office:value-type="string">
            <text:p text:style-name="Table_20_Contents">Specify which user inside the container to run as</text:p>
          </table:table-cell>
        </table:table-row>
        <table:table-row>
          <table:table-cell table:style-name="Table2.A1" office:value-type="string">
            <text:p text:style-name="Table_20_Contents"><text:span text:style-name="Source_20_Text">-w, --workdir</text:span></text:p>
          </table:table-cell>
          <table:table-cell table:style-name="Table2.A1" office:value-type="string">
            <text:p text:style-name="Table_20_Contents">Set working directory inside the container</text:p>
          </table:table-cell>
        </table:table-row>
      </table:table>
      <text:p text:style-name="Quotations">That’s why we usually use <text:span text:style-name="Source_20_Text">-it</text:span> together for interactive CLI tools:</text:p>
      <text:p text:style-name="P10"><text:span text:style-name="Source_20_Text">docker exec -it &lt;container&gt; &lt;command&gt;</text:span></text:p>
      <text:p text:style-name="Horizontal_20_Line"><text:soft-page-break/></text:p>
      <text:h text:style-name="Heading_20_2" text:outline-level="2">3️⃣ Your Docker Compose command</text:h>
      <text:p text:style-name="P4"><text:span text:style-name="Source_20_Text">docker-compose exec postgres-db psql -U admin -d auth_db</text:span></text:p>
      <text:h text:style-name="Heading_20_3" text:outline-level="3">Breaking it down: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Part</text:p>
            </table:table-cell>
            <table:table-cell table:style-name="Table3.A1" office:value-type="string">
              <text:p text:style-name="Table_20_Heading">Explana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docker-compose exec</text:span></text:p>
          </table:table-cell>
          <table:table-cell table:style-name="Table3.A1" office:value-type="string">
            <text:p text:style-name="Table_20_Contents">Execute a command in a service defined in <text:span text:style-name="Source_20_Text">docker-compose.yml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postgres-db</text:span></text:p>
          </table:table-cell>
          <table:table-cell table:style-name="Table3.A1" office:value-type="string">
            <text:p text:style-name="Table_20_Contents">The <text:span text:style-name="Strong_20_Emphasis">service name</text:span> from your Compose file (<text:span text:style-name="Source_20_Text">postgres-db</text:span>)</text:p>
          </table:table-cell>
        </table:table-row>
        <table:table-row>
          <table:table-cell table:style-name="Table3.A1" office:value-type="string">
            <text:p text:style-name="Table_20_Contents"><text:span text:style-name="Source_20_Text">psql</text:span></text:p>
          </table:table-cell>
          <table:table-cell table:style-name="Table3.A1" office:value-type="string">
            <text:p text:style-name="Table_20_Contents">Command to run inside the container (PostgreSQL CLI)</text:p>
          </table:table-cell>
        </table:table-row>
        <table:table-row>
          <table:table-cell table:style-name="Table3.A1" office:value-type="string">
            <text:p text:style-name="Table_20_Contents"><text:span text:style-name="Source_20_Text">-U admin</text:span></text:p>
          </table:table-cell>
          <table:table-cell table:style-name="Table3.A1" office:value-type="string">
            <text:p text:style-name="Table_20_Contents">Connect as user <text:span text:style-name="Source_20_Text">admin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-d auth_db</text:span></text:p>
          </table:table-cell>
          <table:table-cell table:style-name="Table3.A1" office:value-type="string">
            <text:p text:style-name="Table_20_Contents">Connect to database <text:span text:style-name="Source_20_Text">auth_db</text:span></text:p>
          </table:table-cell>
        </table:table-row>
      </table:table>
      <text:p text:style-name="Quotations">Note: <text:span text:style-name="Source_20_Text">docker-compose exec</text:span> automatically attaches to the running container of that service. It also defaults to interactive mode if your terminal is attached, so <text:span text:style-name="Source_20_Text">-it</text:span> is not always required here.</text:p>
      <text:p text:style-name="Horizontal_20_Line"/>
      <text:h text:style-name="Heading_20_2" text:outline-level="2">4️⃣ Example: Run SQL directly without interactive shell</text:h>
      <text:p text:style-name="P4"><text:span text:style-name="Source_20_Text">docker-compose exec postgres-db psql -U admin -d auth_db -c "SELECT version();"</text:span></text:p>
      <text:list text:style-name="L19">
        <text:list-item>
          <text:p text:style-name="P29"><text:span text:style-name="Source_20_Text">-c "SQL_COMMAND"</text:span> → runs SQL directly and exits.</text:p>
        </text:list-item>
        <text:list-item>
          <text:p text:style-name="P29">Useful for scripts or documentation examples.</text:p>
        </text:list-item>
      </text:list>
      <text:p text:style-name="Horizontal_20_Line"/>
      <text:p text:style-name="Text_20_body">✅ <text:span text:style-name="Strong_20_Emphasis">Summary for Documentation:</text:span></text:p>
      <text:list text:style-name="L20">
        <text:list-item>
          <text:p text:style-name="P30"><text:span text:style-name="Strong_20_Emphasis">Docker/Compose command</text:span> decides <text:span text:style-name="Strong_20_Emphasis">where</text:span> the command runs (container/service).</text:p>
        </text:list-item>
        <text:list-item>
          <text:p text:style-name="P30"><text:span text:style-name="Strong_20_Emphasis">Command (</text:span><text:span text:style-name="Strong_20_Emphasis"><text:span text:style-name="Source_20_Text">psql</text:span></text:span><text:span text:style-name="Strong_20_Emphasis">)</text:span> is the application inside the container.</text:p>
        </text:list-item>
        <text:list-item>
          <text:p text:style-name="P30"><text:span text:style-name="Strong_20_Emphasis">Arguments (</text:span><text:span text:style-name="Strong_20_Emphasis"><text:span text:style-name="Source_20_Text">-U</text:span></text:span><text:span text:style-name="Strong_20_Emphasis">, </text:span><text:span text:style-name="Strong_20_Emphasis"><text:span text:style-name="Source_20_Text">-d</text:span></text:span><text:span text:style-name="Strong_20_Emphasis">, </text:span><text:span text:style-name="Strong_20_Emphasis"><text:span text:style-name="Source_20_Text">-c</text:span></text:span><text:span text:style-name="Strong_20_Emphasis">)</text:span> configure the behavior of the command inside.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0:47:06.085809901</meta:creation-date>
    <dc:date>2025-10-17T22:22:28.095352284</dc:date>
    <meta:editing-duration>PT3H29M37S</meta:editing-duration>
    <meta:editing-cycles>2</meta:editing-cycles>
    <meta:generator>LibreOffice/24.2.7.2$Linux_X86_64 LibreOffice_project/420$Build-2</meta:generator>
    <meta:document-statistic meta:table-count="3" meta:image-count="0" meta:object-count="0" meta:page-count="7" meta:paragraph-count="222" meta:word-count="1289" meta:character-count="8911" meta:non-whitespace-character-count="7512"/>
  </office:meta>
</office:document-meta>
</file>